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27251"/>
    </style:style>
    <style:style style:name="T1" style:family="text">
      <style:text-properties officeooo:rsid="00027251"/>
    </style:style>
    <style:style style:name="T2" style:family="text">
      <style:text-properties officeooo:rsid="0003fc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---------------------------------------<text:span text:style-name="T1">Grid System--------------------------------------------------</text:span></text:p>
      <text:p text:style-name="Standard"/>
      <text:p text:style-name="Standard">→<text:span text:style-name="T1"> Extra smal device (mobile phone) Bootstrap-Class: .col-xs-“number of coloms“</text:span></text:p>
      <text:p text:style-name="P1">→<text:span text:style-name="T1"> Smal device (tablets) Bootstrap-Class: .col-xs-“number of coloms“</text:span></text:p>
      <text:p text:style-name="P1">→<text:span text:style-name="T1"> Medium device Bootstrap-Class: .col-xs-“number of coloms“</text:span></text:p>
      <text:p text:style-name="P1">→<text:span text:style-name="T1"> Large device Bootstrap-Class: .col-xs-“number of coloms“</text:span></text:p>
      <text:p text:style-name="P1"/>
      <text:p text:style-name="P1"/>
      <text:p text:style-name="P1">---<text:span text:style-name="T2">Layout erstellen---</text:span></text:p>
      <text:p text:style-name="P1">→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7:41:17.808844244</meta:creation-date>
    <meta:generator>LibreOffice/5.1.6.2$Linux_X86_64 LibreOffice_project/10m0$Build-2</meta:generator>
    <dc:date>2018-08-24T17:47:59.838628191</dc:date>
    <meta:editing-duration>PT6M42S</meta:editing-duration>
    <meta:editing-cycles>2</meta:editing-cycles>
    <meta:document-statistic meta:table-count="0" meta:image-count="0" meta:object-count="0" meta:page-count="1" meta:paragraph-count="7" meta:word-count="39" meta:character-count="388" meta:non-whitespace-character-count="357"/>
  </office:meta>
</office:document-meta>
</file>